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0b1da" officeooo:paragraph-rsid="0000b1da"/>
    </style:style>
    <style:style style:name="P2" style:family="paragraph" style:parent-style-name="Text_20_body">
      <style:text-properties officeooo:rsid="000175fa" officeooo:paragraph-rsid="000175fa"/>
    </style:style>
    <style:style style:name="P3" style:family="paragraph" style:parent-style-name="Text_20_body">
      <style:text-properties officeooo:paragraph-rsid="00066476"/>
    </style:style>
    <style:style style:name="P4" style:family="paragraph" style:parent-style-name="Text_20_body" style:list-style-name="L1">
      <style:text-properties officeooo:rsid="00066476" officeooo:paragraph-rsid="00066476"/>
    </style:style>
    <style:style style:name="P5" style:family="paragraph" style:parent-style-name="Text_20_body" style:list-style-name="L1">
      <style:text-properties officeooo:rsid="000667af" officeooo:paragraph-rsid="000667af"/>
    </style:style>
    <style:style style:name="P6" style:family="paragraph" style:parent-style-name="Text_20_body">
      <style:text-properties officeooo:rsid="000667af" officeooo:paragraph-rsid="000667af"/>
    </style:style>
    <style:style style:name="P7" style:family="paragraph" style:parent-style-name="Text_20_body">
      <style:text-properties officeooo:paragraph-rsid="0007c4d2"/>
    </style:style>
    <style:style style:name="P8" style:family="paragraph" style:parent-style-name="Text_20_body">
      <style:text-properties officeooo:rsid="000a177c" officeooo:paragraph-rsid="000a177c"/>
    </style:style>
    <style:style style:name="P9" style:family="paragraph" style:parent-style-name="Text_20_body">
      <style:text-properties style:text-underline-style="solid" style:text-underline-width="auto" style:text-underline-color="font-color" fo:font-weight="bold" officeooo:rsid="000a177c" officeooo:paragraph-rsid="000a177c" style:font-weight-asian="bold" style:font-weight-complex="bold"/>
    </style:style>
    <style:style style:name="P10" style:family="paragraph" style:parent-style-name="Text_20_body" style:list-style-name="L2">
      <style:text-properties officeooo:rsid="000c1019" officeooo:paragraph-rsid="000c1019"/>
    </style:style>
    <style:style style:name="P11" style:family="paragraph" style:parent-style-name="Text_20_body" style:list-style-name="L2">
      <style:text-properties officeooo:rsid="000d09e7" officeooo:paragraph-rsid="000d09e7"/>
    </style:style>
    <style:style style:name="P12" style:family="paragraph" style:parent-style-name="Text_20_body">
      <style:text-properties officeooo:rsid="0010cbac" officeooo:paragraph-rsid="0010cbac"/>
    </style:style>
    <style:style style:name="P13" style:family="paragraph" style:parent-style-name="Text_20_body" style:list-style-name="L3">
      <style:text-properties officeooo:rsid="0010cbac" officeooo:paragraph-rsid="0010cbac"/>
    </style:style>
    <style:style style:name="P14" style:family="paragraph" style:parent-style-name="Text_20_body">
      <style:text-properties officeooo:rsid="001c3269" officeooo:paragraph-rsid="001c3269"/>
    </style:style>
    <style:style style:name="P15" style:family="paragraph" style:parent-style-name="Text_20_body" style:list-style-name="L4">
      <style:text-properties officeooo:rsid="001c3269" officeooo:paragraph-rsid="001c3269"/>
    </style:style>
    <style:style style:name="P16" style:family="paragraph" style:parent-style-name="Text_20_body" style:list-style-name="L5">
      <style:text-properties officeooo:rsid="001c3269" officeooo:paragraph-rsid="001c3269"/>
    </style:style>
    <style:style style:name="P17" style:family="paragraph" style:parent-style-name="Text_20_body" style:list-style-name="L5">
      <style:text-properties officeooo:rsid="001c5b45" officeooo:paragraph-rsid="001c5b45"/>
    </style:style>
    <style:style style:name="P18" style:family="paragraph" style:parent-style-name="Text_20_body">
      <style:text-properties officeooo:rsid="001c5b45" officeooo:paragraph-rsid="001c5b45"/>
    </style:style>
    <style:style style:name="P19" style:family="paragraph" style:parent-style-name="Text_20_body" style:list-style-name="L6">
      <style:text-properties officeooo:rsid="001c5b45" officeooo:paragraph-rsid="001c5b45"/>
    </style:style>
    <style:style style:name="P20" style:family="paragraph" style:parent-style-name="Text_20_body" style:list-style-name="L6">
      <style:text-properties officeooo:rsid="001e4071" officeooo:paragraph-rsid="001e4071"/>
    </style:style>
    <style:style style:name="P21" style:family="paragraph" style:parent-style-name="Text_20_body">
      <style:text-properties officeooo:rsid="001e4071" officeooo:paragraph-rsid="001e4071"/>
    </style:style>
    <style:style style:name="P22" style:family="paragraph" style:parent-style-name="Text_20_body">
      <style:text-properties officeooo:rsid="0021636d" officeooo:paragraph-rsid="0021636d"/>
    </style:style>
    <style:style style:name="P23" style:family="paragraph" style:parent-style-name="Text_20_body" style:list-style-name="L7">
      <style:text-properties officeooo:rsid="0021636d" officeooo:paragraph-rsid="0021636d"/>
    </style:style>
    <style:style style:name="P24" style:family="paragraph" style:parent-style-name="Text_20_body">
      <style:text-properties officeooo:rsid="00222f3d" officeooo:paragraph-rsid="00222f3d"/>
    </style:style>
    <style:style style:name="P25" style:family="paragraph" style:parent-style-name="Text_20_body">
      <style:text-properties officeooo:rsid="002337ca" officeooo:paragraph-rsid="002337ca"/>
    </style:style>
    <style:style style:name="P26" style:family="paragraph" style:parent-style-name="Text_20_body">
      <style:text-properties officeooo:rsid="002515bd" officeooo:paragraph-rsid="002515bd"/>
    </style:style>
    <style:style style:name="P27" style:family="paragraph" style:parent-style-name="Heading_20_1">
      <style:paragraph-properties fo:break-before="page"/>
    </style:style>
    <style:style style:name="P28" style:family="paragraph" style:parent-style-name="Heading_20_3" style:list-style-name="">
      <style:text-properties officeooo:rsid="0000b1da" officeooo:paragraph-rsid="0000b1da"/>
    </style:style>
    <style:style style:name="P29" style:family="paragraph" style:parent-style-name="Heading_20_3" style:list-style-name="">
      <style:text-properties officeooo:paragraph-rsid="0000b1da"/>
    </style:style>
    <style:style style:name="P30" style:family="paragraph" style:parent-style-name="Heading_20_3">
      <style:text-properties officeooo:rsid="0016e367" officeooo:paragraph-rsid="0016e367"/>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officeooo:rsid="0010cbac" officeooo:paragraph-rsid="0010cbac"/>
    </style:style>
    <style:style style:name="P33" style:family="paragraph" style:parent-style-name="Heading_20_3">
      <style:paragraph-properties fo:break-before="page"/>
      <style:text-properties officeooo:rsid="001970f2" officeooo:paragraph-rsid="001970f2"/>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Heading_20_2" style:list-style-name="">
      <style:text-properties officeooo:rsid="0000b1da" officeooo:paragraph-rsid="0000b1da"/>
    </style:style>
    <style:style style:name="P36" style:family="paragraph" style:parent-style-name="Heading_20_2" style:list-style-nam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rsid="0000b1da" officeooo:paragraph-rsid="0000b1da"/>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4a6a2"/>
    </style:style>
    <style:style style:name="T2" style:family="text">
      <style:text-properties officeooo:rsid="000667af"/>
    </style:style>
    <style:style style:name="T3" style:family="text">
      <style:text-properties officeooo:rsid="0007c4d2"/>
    </style:style>
    <style:style style:name="T4" style:family="text">
      <style:text-properties officeooo:rsid="000c1019"/>
    </style:style>
    <style:style style:name="T5" style:family="text">
      <style:text-properties officeooo:rsid="0019100f"/>
    </style:style>
    <style:style style:name="T6" style:family="text">
      <style:text-properties style:text-position="super 58%"/>
    </style:style>
    <style:style style:name="T7" style:family="text">
      <style:text-properties officeooo:rsid="001c5b45"/>
    </style:style>
    <style:style style:name="T8" style:family="text">
      <style:text-properties officeooo:rsid="001f7e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05_119507807" text:style-name="Index_20_Link" text:visited-style-name="Index_20_Link">Intro<text:tab/>2</text:a></text:p>
          <text:p text:style-name="P40"><text:a xlink:type="simple" xlink:href="#__RefHeading___Toc107_119507807" text:style-name="Index_20_Link" text:visited-style-name="Index_20_Link">Software modules definition<text:tab/>3</text:a></text:p>
          <text:p text:style-name="P34"><text:a xlink:type="simple" xlink:href="#__RefHeading___Toc109_119507807" text:style-name="Index_20_Link" text:visited-style-name="Index_20_Link">Photo capturing<text:tab/>3</text:a></text:p>
          <text:p text:style-name="P34"><text:a xlink:type="simple" xlink:href="#__RefHeading___Toc111_119507807" text:style-name="Index_20_Link" text:visited-style-name="Index_20_Link">Structure from motion<text:tab/>4</text:a></text:p>
          <text:p text:style-name="P34"><text:a xlink:type="simple" xlink:href="#__RefHeading___Toc113_119507807" text:style-name="Index_20_Link" text:visited-style-name="Index_20_Link">Coordinator<text:tab/>5</text:a></text:p>
          <text:p text:style-name="P34"><text:a xlink:type="simple" xlink:href="#__RefHeading___Toc115_119507807" text:style-name="Index_20_Link" text:visited-style-name="Index_20_Link">Graphical User Interface<text:tab/>6</text:a></text:p>
          <text:p text:style-name="P34"><text:a xlink:type="simple" xlink:href="#__RefHeading___Toc117_119507807" text:style-name="Index_20_Link" text:visited-style-name="Index_20_Link">Edge detection<text:tab/>7</text:a></text:p>
          <text:p text:style-name="P40"><text:a xlink:type="simple" xlink:href="#__RefHeading___Toc119_119507807" text:style-name="Index_20_Link" text:visited-style-name="Index_20_Link">Hardware modules<text:tab/>8</text:a></text:p>
          <text:p text:style-name="P34"><text:a xlink:type="simple" xlink:href="#__RefHeading___Toc121_119507807" text:style-name="Index_20_Link" text:visited-style-name="Index_20_Link">Robotic arm<text:tab/>8</text:a></text:p>
          <text:p text:style-name="P34"><text:a xlink:type="simple" xlink:href="#__RefHeading___Toc123_119507807" text:style-name="Index_20_Link" text:visited-style-name="Index_20_Link">Hand position/rotation tracking<text:tab/>9</text:a></text:p>
          <text:p text:style-name="P39"><text:a xlink:type="simple" xlink:href="#__RefHeading___Toc132_119507807" text:style-name="Index_20_Link" text:visited-style-name="Index_20_Link">Software modules implementation<text:tab/>10</text:a></text:p>
          <text:p text:style-name="P40"><text:a xlink:type="simple" xlink:href="#__RefHeading___Toc134_119507807" text:style-name="Index_20_Link" text:visited-style-name="Index_20_Link">Photo capture<text:tab/>10</text:a></text:p>
          <text:p text:style-name="P40"><text:a xlink:type="simple" xlink:href="#__RefHeading___Toc136_119507807" text:style-name="Index_20_Link" text:visited-style-name="Index_20_Link">Structure from motion<text:tab/>11</text:a></text:p>
          <text:p text:style-name="P40"><text:a xlink:type="simple" xlink:href="#__RefHeading___Toc138_119507807" text:style-name="Index_20_Link" text:visited-style-name="Index_20_Link">Graphical user interface<text:tab/>12</text:a></text:p>
          <text:p text:style-name="P40"><text:a xlink:type="simple" xlink:href="#__RefHeading___Toc140_119507807" text:style-name="Index_20_Link" text:visited-style-name="Index_20_Link">Coordinator<text:tab/>13</text:a></text:p>
          <text:p text:style-name="P39"><text:a xlink:type="simple" xlink:href="#__RefHeading___Toc125_119507807" text:style-name="Index_20_Link" text:visited-style-name="Index_20_Link">Developments life-cycle<text:tab/>14</text:a></text:p>
          <text:p text:style-name="P40"><text:a xlink:type="simple" xlink:href="#__RefHeading___Toc127_119507807" text:style-name="Index_20_Link" text:visited-style-name="Index_20_Link">Stage 1<text:tab/>14</text:a></text:p>
          <text:p text:style-name="P34"><text:a xlink:type="simple" xlink:href="#__RefHeading___Toc142_119507807" text:style-name="Index_20_Link" text:visited-style-name="Index_20_Link">Expected outcome<text:tab/>14</text:a></text:p>
          <text:p text:style-name="P40"><text:a xlink:type="simple" xlink:href="#__RefHeading___Toc129_119507807" text:style-name="Index_20_Link" text:visited-style-name="Index_20_Link">Stage 2<text:tab/>15</text:a></text:p>
          <text:p text:style-name="P34"><text:a xlink:type="simple" xlink:href="#__RefHeading___Toc144_119507807" text:style-name="Index_20_Link" text:visited-style-name="Index_20_Link">Expected outcome<text:tab/>15</text:a></text:p>
        </text:index-body>
      </text:table-of-content>
      <text:h text:style-name="P35" text:outline-level="2"/>
      <text:h text:style-name="P38" text:outline-level="2"><text:bookmark-start text:name="__RefHeading___Toc105_119507807"/>Intro<text:bookmark-end text:name="__RefHeading___Toc105_119507807"/></text:h>
      <text:h text:style-name="P36" text:outline-level="2"/>
      <text:h text:style-name="P37" text:outline-level="2"><text:bookmark-start text:name="__RefHeading___Toc107_119507807"/>Software modules <text:span text:style-name="T2">definition</text:span><text:bookmark-end text:name="__RefHeading___Toc107_119507807"/></text:h>
      <text:h text:style-name="Heading_20_3" text:outline-level="3"><text:bookmark-start text:name="__RefHeading___Toc109_119507807"/>Photo capturing<text:bookmark-end text:name="__RefHeading___Toc109_119507807"/></text:h>
      <text:p text:style-name="P3"><text:span text:style-name="T1">The object of interest is imprinted in multiple images, from different angles. A high resolution camera (e.g. DSLR) is attached in robotic arm’s tip. A path planning algorithm is executed:</text:span></text:p>
      <text:list xml:id="list1432191989" text:style-name="L1">
        <text:list-item>
          <text:p text:style-name="P4">A semicircle is placed in object’s location, which is created by user input. This input is a) circle’s radius, b) object’s/circle’s position</text:p>
        </text:list-item>
        <text:list-item>
          <text:p text:style-name="P4">Some other obstacles are also placed accordingly (e.g. arm’s mount, table’s protecting sides)</text:p>
        </text:list-item>
        <text:list-item>
          <text:p text:style-name="P5">Path planning algorithm’s search space is reduced, not to include created obstacles.</text:p>
        </text:list-item>
        <text:list-item>
          <text:p text:style-name="P5">Discrete points are calculated.</text:p>
        </text:list-item>
        <text:list-item>
          <text:p text:style-name="P5">The path which connects the discrete points is calculated.</text:p>
        </text:list-item>
        <text:list-item>
          <text:p text:style-name="P5">Camera’s orientation for each point is calculated, it must always point in semicircle’s center.</text:p>
        </text:list-item>
      </text:list>
      <text:p text:style-name="P6">The robotic arm is afterwards commanded to follow the route, take pictures on each point, and forward the images with necessary metadata for the next step, structure from motion.</text:p>
      <text:p text:style-name="P9">[Mixali an 8ewreis oti prepei na grafei kati epipleon pes mou]</text:p>
      <text:h text:style-name="P31" text:outline-level="3"><text:bookmark-start text:name="__RefHeading___Toc111_119507807"/>Structure from motion<text:bookmark-end text:name="__RefHeading___Toc111_119507807"/></text:h>
      <text:p text:style-name="P7"><text:span text:style-name="T3">Once stereoscopic view of the object has been accomplished by photo capture, it is fed (with metadata) to image processing algorithms. Main object’s 3D reconstruction, color mapping, texturing, scaling, positioning take place in this step.</text:span></text:p>
      <text:p text:style-name="P9">[Orfea grapse kati gia to meshroom edw isws. Oxi gia to sygkekrimeno programma, gia ti diadikasia pou akolou8eis simeiwnontas ta poly vasika endiamesa vimata]</text:p>
      <text:h text:style-name="P31" text:outline-level="3"><text:bookmark-start text:name="__RefHeading___Toc113_119507807"/>Coordinator<text:bookmark-end text:name="__RefHeading___Toc113_119507807"/></text:h>
      <text:p text:style-name="P8">Coordination between photo capture, structure from motion and graphical user interface, file storage and serving, data serving are taking place in this module. A diversity of software protocols are used accordingly to achieve full duplex communication with <text:span text:style-name="T4">this system’s modules, or external web-services. More particularly, this module:</text:span></text:p>
      <text:list xml:id="list2288434723" text:style-name="L2">
        <text:list-item>
          <text:p text:style-name="P10">Sets an HTTP server with the specified endpoints to handle HTTP requests, files uploading/downloading included. Responsible for synchronous requests (from modules, to coordinator).</text:p>
        </text:list-item>
        <text:list-item>
          <text:p text:style-name="P10">Sets a WebSocket server which accepts connections on specified endpoints, one for each module. Asynchronous messages from server to clients are transmitted using this server.</text:p>
        </text:list-item>
        <text:list-item>
          <text:p text:style-name="P10">Alternates some of acquired data, if it is not feasible in lower level (e.g. transforming a file’s format to another)</text:p>
        </text:list-item>
        <text:list-item>
          <text:p text:style-name="P10">Wraps the system’s logic by translating requests/messages, into events, which define system’s current state.</text:p>
        </text:list-item>
        <text:list-item>
          <text:p text:style-name="P11">Uploads information to FiWARE ORION as per project’s needs.</text:p>
        </text:list-item>
      </text:list>
      <text:h text:style-name="P32" text:outline-level="3"><text:bookmark-start text:name="__RefHeading___Toc115_119507807"/>Graphical User Interface<text:bookmark-end text:name="__RefHeading___Toc115_119507807"/></text:h>
      <text:p text:style-name="P12">Each module’s output is visualized in a human-friendly application:</text:p>
      <text:list xml:id="list1882786752" text:style-name="L3">
        <text:list-item>
          <text:p text:style-name="P13">Images from photo capture.</text:p>
        </text:list-item>
        <text:list-item>
          <text:p text:style-name="P13">Mesh from structure from motion.</text:p>
        </text:list-item>
        <text:list-item>
          <text:p text:style-name="P13">Photo capture/structure from motion completion status.</text:p>
        </text:list-item>
      </text:list>
      <text:p text:style-name="P12">In addition, user input functionalities are <text:span text:style-name="T5">en</text:span>capsulated:</text:p>
      <text:list xml:id="list164650935690229" text:continue-numbering="true" text:style-name="L3">
        <text:list-item>
          <text:p text:style-name="P13">Starting/Stopping photo capture.</text:p>
        </text:list-item>
        <text:list-item>
          <text:p text:style-name="P13">Starting/Stopping structure from motion.</text:p>
        </text:list-item>
      </text:list>
      <text:h text:style-name="P31" text:outline-level="3"><text:bookmark-start text:name="__RefHeading___Toc117_119507807"/>Edge detection<text:bookmark-end text:name="__RefHeading___Toc117_119507807"/></text:h>
      <text:p text:style-name="P2"/>
      <text:h text:style-name="P38" text:outline-level="2"><text:bookmark-start text:name="__RefHeading___Toc119_119507807"/>Hardware modules<text:bookmark-end text:name="__RefHeading___Toc119_119507807"/></text:h>
      <text:h text:style-name="Heading_20_3" text:outline-level="3"><text:bookmark-start text:name="__RefHeading___Toc121_119507807"/>Robotic arm<text:bookmark-end text:name="__RefHeading___Toc121_119507807"/></text:h>
      <text:h text:style-name="P29" text:outline-level="3"/>
      <text:h text:style-name="P33" text:outline-level="3"><text:bookmark-start text:name="__RefHeading___Toc123_119507807"/>Hand position/rotation tracking<text:bookmark-end text:name="__RefHeading___Toc123_119507807"/></text:h>
      <text:h text:style-name="P27" text:outline-level="1"><text:bookmark-start text:name="__RefHeading___Toc132_119507807"/>Software modules implementation<text:bookmark-end text:name="__RefHeading___Toc132_119507807"/></text:h>
      <text:h text:style-name="Heading_20_2" text:outline-level="2"><text:bookmark-start text:name="__RefHeading___Toc134_119507807"/>Photo capture<text:bookmark-end text:name="__RefHeading___Toc134_119507807"/></text:h>
      <text:p text:style-name="P26">Python</text:p>
      <text:p text:style-name="P26">ROS’ python bindings</text:p>
      <text:h text:style-name="P37" text:outline-level="2"><text:bookmark-start text:name="__RefHeading___Toc136_119507807"/>Structure from motion<text:bookmark-end text:name="__RefHeading___Toc136_119507807"/></text:h>
      <text:p text:style-name="Text_20_body">Python</text:p>
      <text:p text:style-name="P26">Meshlab</text:p>
      <text:h text:style-name="P37" text:outline-level="2"><text:bookmark-start text:name="__RefHeading___Toc138_119507807"/>Graphical user interface<text:bookmark-end text:name="__RefHeading___Toc138_119507807"/></text:h>
      <text:p text:style-name="P14">A browser based application, developed in Javascript ES6. ReactJS is its main component, a component based, declarative framework for user interfaces. </text:p>
      <text:list xml:id="list1203007754" text:style-name="L4">
        <text:list-item>
          <text:p text:style-name="P15">Buttons for starting/stopping photo capture and structure from motion. </text:p>
        </text:list-item>
        <text:list-item>
          <text:p text:style-name="P15">The completion status of the latter two is visualized using loading animations.</text:p>
        </text:list-item>
        <text:list-item>
          <text:p text:style-name="P15">Images are depicted via slide-show when they are uploaded by photo capture.</text:p>
        </text:list-item>
        <text:list-item>
          <text:p text:style-name="P15">Mesh is visualized using an appropriate 3d engine/wrapper.</text:p>
        </text:list-item>
      </text:list>
      <text:p text:style-name="P14">Underlying, a WebSocket client is created and connected with coordinator’s server.</text:p>
      <text:list xml:id="list689825758" text:style-name="L5">
        <text:list-item>
          <text:p text:style-name="P16">When a user clicks a button, an HTTP get request is made on the appropriate endpoint. By pressing “start” photo capture, one can initiate the 3D reconstruction process as a whole. By pressing stop photo capture, a signal is sent to the specific module which instructs it to stop. Same as stop structure from motion. Start structure from motion button starts the procedure from 2<text:span text:style-name="T6">nd</text:span> step, <text:span text:style-name="T7">considering that images (from photo capture) exist on the server already.</text:span></text:p>
        </text:list-item>
        <text:list-item>
          <text:p text:style-name="P17">When photo capture sub process is completed, the coordinator sends a websocket message to the GUI informing the latter about images’ paths. GUI gets those images (using HTTP GET request) and feeds them to the slide-show component. The slideshow appears in user’s page.</text:p>
        </text:list-item>
        <text:list-item>
          <text:p text:style-name="P17">When structure from motion sub process is completed, the coordinator sends another webmessage to the GUI informing the latter about mesh files’ paths. The 3D library takes care of loading the image (GLTF format) and depicting it in a window. The user is able of rotating, zooming, moving the mesh inside that window. </text:p>
        </text:list-item>
      </text:list>
      <text:p text:style-name="P14"/>
      <text:h text:style-name="P37" text:outline-level="2"><text:bookmark-start text:name="__RefHeading___Toc140_119507807"/>Coordinator<text:bookmark-end text:name="__RefHeading___Toc140_119507807"/></text:h>
      <text:p text:style-name="P18">A NodeJS based application, which:</text:p>
      <text:list xml:id="list526660785" text:style-name="L6">
        <text:list-item>
          <text:p text:style-name="P19">Sets the system’s main HTTP server using `expressJS`. Provides the following endpoints:</text:p>
          <text:list>
            <text:list-item>
              <text:p text:style-name="P19">`/serve_image` : takes as query parameter image’s name and serves it for download.</text:p>
            </text:list-item>
            <text:list-item>
              <text:p text:style-name="P19">`/cache_images` : expects files (photo capture’s images) in ‘files’ field, as a post form.</text:p>
            </text:list-item>
            <text:list-item>
              <text:p text:style-name="P19">`/cache_mesh` : expects files <text:s/>(structure from motion mesh files) in ‘files’ field, as a post form. In addition to serving, “.obj” assets are converted to “.gltf”, since the latter has no need for a matching materials template file.</text:p>
            </text:list-item>
            <text:list-item>
              <text:p text:style-name="P19">`/image_names` : returns stored images’ names.</text:p>
            </text:list-item>
            <text:list-item>
              <text:p text:style-name="P19">`/start_photo_capture` : A “start” signal to photo capture module is transmitted once this endpoint is “visited” (HTTP GET).</text:p>
            </text:list-item>
            <text:list-item>
              <text:p text:style-name="P19">`/stop_sfm` : A “stop” signal to structure from motion module is transmitted once this endpoint is “visited” (HTTP GET).</text:p>
            </text:list-item>
          </text:list>
        </text:list-item>
        <text:list-item>
          <text:p text:style-name="P19">Establishes a WebSocket server:</text:p>
          <text:list>
            <text:list-item>
              <text:p text:style-name="P20">Clients are separated function-wise by their initiali<text:span text:style-name="T8">z</text:span>ation’s endpoint:</text:p>
              <text:list>
                <text:list-item>
                  <text:p text:style-name="P20">`/ui` : graphical user interface clients.</text:p>
                </text:list-item>
                <text:list-item>
                  <text:p text:style-name="P20">`/sfm` : structure from motion client.</text:p>
                </text:list-item>
                <text:list-item>
                  <text:p text:style-name="P20">`/photo_capture` : photo capture client.</text:p>
                </text:list-item>
              </text:list>
            </text:list-item>
            <text:list-item>
              <text:p text:style-name="P20">Clients are separated between them using a universal unique identifier <text:span text:style-name="T8">as their id.</text:span></text:p>
            </text:list-item>
            <text:list-item>
              <text:p text:style-name="P20">As a starting point, multiple graphical user interface clients are allowed, a single structure from motion, and a single photo capture.</text:p>
            </text:list-item>
          </text:list>
        </text:list-item>
      </text:list>
      <text:p text:style-name="P21"/>
      <text:h text:style-name="P27" text:outline-level="1"><text:bookmark-start text:name="__RefHeading___Toc125_119507807"/>Developments life-cycle<text:bookmark-end text:name="__RefHeading___Toc125_119507807"/></text:h>
      <text:h text:style-name="Heading_20_2" text:outline-level="2"><text:bookmark-start text:name="__RefHeading___Toc127_119507807"/>Stage 1<text:bookmark-end text:name="__RefHeading___Toc127_119507807"/></text:h>
      <text:p text:style-name="P22">Complete 3D reconstruction.</text:p>
      <text:list xml:id="list2416084888" text:style-name="L7">
        <text:list-item>
          <text:p text:style-name="P23">Photo capture.</text:p>
        </text:list-item>
        <text:list-item>
          <text:p text:style-name="P23">Structure from motion.</text:p>
        </text:list-item>
        <text:list-item>
          <text:p text:style-name="P23">Coordination.</text:p>
        </text:list-item>
        <text:list-item>
          <text:p text:style-name="P23">Graphical user interface.</text:p>
        </text:list-item>
      </text:list>
      <text:h text:style-name="Heading_20_3" text:outline-level="3"><text:bookmark-start text:name="__RefHeading___Toc142_119507807"/>Expected outcome<text:bookmark-end text:name="__RefHeading___Toc142_119507807"/></text:h>
      <text:p text:style-name="P22">An object is placed in robotic arm’s space. The user inputs the object’s position and max dimension. The user clicks on “Start” photo capture button. The procedure should no longer expect user input, and complete by itself. Images, mesh, completion status is depicted.</text:p>
      <text:p text:style-name="P1"/>
      <text:h text:style-name="P28" text:outline-level="3"/>
      <text:h text:style-name="P37" text:outline-level="2"><text:bookmark-start text:name="__RefHeading___Toc129_119507807"/>Stage 2<text:bookmark-end text:name="__RefHeading___Toc129_119507807"/></text:h>
      <text:p text:style-name="P24">Edge detection</text:p>
      <text:h text:style-name="P30" text:outline-level="3"><text:bookmark-start text:name="__RefHeading___Toc144_119507807"/>Expected outcome<text:bookmark-end text:name="__RefHeading___Toc144_119507807"/></text:h>
      <text:h text:style-name="P37" text:outline-level="2">Step 3</text:h>
      <text:p text:style-name="P25">Remote wel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2:48:03.746521464</meta:creation-date>
    <dc:date>2020-09-01T16:46:50.825213357</dc:date>
    <meta:editing-duration>PT1H57M22S</meta:editing-duration>
    <meta:editing-cycles>25</meta:editing-cycles>
    <meta:generator>LibreOffice/6.0.7.3$Linux_X86_64 LibreOffice_project/00m0$Build-3</meta:generator>
    <meta:document-statistic meta:table-count="0" meta:image-count="0" meta:object-count="0" meta:page-count="16" meta:paragraph-count="102" meta:word-count="1032" meta:character-count="6669" meta:non-whitespace-character-count="5776"/>
  </office:meta>
</office:document-meta>
</file>